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74660a1"/>
    </style:style>
    <style:style style:name="P2" style:family="paragraph" style:parent-style-name="Standard">
      <style:paragraph-properties fo:text-align="start" style:justify-single-word="false"/>
      <style:text-properties officeooo:paragraph-rsid="07483a9d"/>
    </style:style>
    <style:style style:name="P3" style:family="paragraph" style:parent-style-name="Standard">
      <style:paragraph-properties fo:text-align="start" style:justify-single-word="false"/>
      <style:text-properties officeooo:paragraph-rsid="074bef53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757288a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7583f59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75958de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75c88d9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7611311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7483a9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74bef5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757288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normal" officeooo:rsid="07583f5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normal" officeooo:rsid="075958d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normal" officeooo:rsid="0761131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bold" officeooo:rsid="074660a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" style:family="text">
      <style:text-properties fo:color="#000000" style:text-line-through-style="none" style:text-line-through-type="none" style:font-name="DejaVu Sans" fo:font-size="9pt" style:text-underline-style="none" fo:font-weight="bold" officeooo:rsid="07483a9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" style:family="text">
      <style:text-properties fo:color="#000000" style:text-line-through-style="none" style:text-line-through-type="none" style:font-name="DejaVu Sans" fo:font-size="9pt" style:text-underline-style="none" fo:font-weight="bold" officeooo:rsid="074d725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" style:family="text">
      <style:text-properties fo:color="#000000" style:text-line-through-style="none" style:text-line-through-type="none" style:font-name="DejaVu Sans" fo:font-size="9pt" style:text-underline-style="none" fo:font-weight="bold" officeooo:rsid="075958d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1" style:family="text">
      <style:text-properties fo:color="#000000" style:text-line-through-style="none" style:text-line-through-type="none" style:font-name="DejaVu Sans" fo:font-size="9pt" style:text-underline-style="none" fo:font-weight="bold" officeooo:rsid="07583f5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2" style:family="text">
      <style:text-properties fo:color="#000000" style:text-line-through-style="none" style:text-line-through-type="none" style:font-name="DejaVu Sans" fo:font-size="9pt" style:text-underline-style="none" fo:font-weight="bold" officeooo:rsid="0757288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3" style:family="text">
      <style:text-properties fo:color="#000000" style:text-line-through-style="none" style:text-line-through-type="none" style:font-name="DejaVu Sans" fo:font-size="9pt" style:text-underline-style="none" fo:font-weight="bold" officeooo:rsid="0761131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7">System </text:span></text:span><text:span text:style-name="Source_20_Text"><text:span text:style-name="T9">and its uses</text:span></text:span><text:span text:style-name="Source_20_Text"><text:span text:style-name="T7">:</text:span></text:span></text:p>
      <text:list xml:id="list2636896923009103511" text:style-name="L1">
        <text:list-item>
          <text:p text:style-name="P4"><text:span text:style-name="Source_20_Text"><text:span text:style-name="T3">An automated teller machine (ATM) is an </text:span></text:span><text:span text:style-name="Source_20_Text"><text:span text:style-name="T12">electronic telecommunications instrument</text:span></text:span><text:span text:style-name="Source_20_Text"><text:span text:style-name="T3"> that provides the clients of a financial institution with access to </text:span></text:span><text:span text:style-name="Source_20_Text"><text:span text:style-name="T12">financial transactions</text:span></text:span><text:span text:style-name="Source_20_Text"><text:span text:style-name="T3"> in a public space </text:span></text:span><text:span text:style-name="Source_20_Text"><text:span text:style-name="T12">without the need for a cashier or bank teller.</text:span></text:span><text:span text:style-name="Source_20_Text"><text:span text:style-name="T3"> ATMs are </text:span></text:span><text:span text:style-name="Source_20_Text"><text:span text:style-name="T12">necessary</text:span></text:span><text:span text:style-name="Source_20_Text"><text:span text:style-name="T3"> as not all the bank branches are open every day of the week, and some customers may not be in a position to visit a bank each time they want to withdraw or deposit money.</text:span></text:span></text:p>
        </text:list-item>
        <text:list-item>
          <text:p text:style-name="P7"><text:span text:style-name="Source_20_Text"><text:span text:style-name="T11">Main components of the ATM</text:span></text:span><text:span text:style-name="Source_20_Text"><text:span text:style-name="T4"> (that will affect interactions between the ATM and its users are):</text:span></text:span></text:p>
          <text:p text:style-name="P7"><text:span text:style-name="Source_20_Text"><text:span text:style-name="T11">Card reader:</text:span></text:span><text:span text:style-name="Source_20_Text"><text:span text:style-name="T4"> to read the users’ ATM cards.</text:span></text:span></text:p>
          <text:p text:style-name="P5"><text:span text:style-name="Source_20_Text"><text:span text:style-name="T11">Keypad:</text:span></text:span><text:span text:style-name="Source_20_Text"><text:span text:style-name="T4"> to enter information into the ATM e.g. PIN. cards.</text:span></text:span></text:p>
          <text:p text:style-name="P5"><text:span text:style-name="Source_20_Text"><text:span text:style-name="T11">Screen:</text:span></text:span><text:span text:style-name="Source_20_Text"><text:span text:style-name="T4"> to display messages to the users.</text:span></text:span></text:p>
          <text:p text:style-name="P5"><text:span text:style-name="Source_20_Text"><text:span text:style-name="T11">Cash dispenser:</text:span></text:span><text:span text:style-name="Source_20_Text"><text:span text:style-name="T4"> for dispensing cash.</text:span></text:span></text:p>
          <text:p text:style-name="P5"><text:span text:style-name="Source_20_Text"><text:span text:style-name="T11">Deposit slot:</text:span></text:span><text:span text:style-name="Source_20_Text"><text:span text:style-name="T4"> For users to deposit cash or checks.</text:span></text:span></text:p>
          <text:p text:style-name="P5"><text:span text:style-name="Source_20_Text"><text:span text:style-name="T11">Printer:</text:span></text:span><text:span text:style-name="Source_20_Text"><text:span text:style-name="T4"> for printing receipts.</text:span></text:span></text:p>
          <text:p text:style-name="P5"><text:span text:style-name="Source_20_Text"><text:span text:style-name="T11">Communication/Network Infrastructure:</text:span></text:span><text:span text:style-name="Source_20_Text"><text:span text:style-name="T4"> it is assumed that the ATM has a communication infrastructure to communicate with the bank upon any transaction or activity.</text:span></text:span></text:p>
        </text:list-item>
        <text:list-item>
          <text:p text:style-name="P6"><text:span text:style-name="Source_20_Text"><text:span text:style-name="T10">How ATM works?</text:span></text:span><text:span text:style-name="Source_20_Text"><text:span text:style-name="T5"> The ATM will be managed by an </text:span></text:span><text:span text:style-name="Source_20_Text"><text:span text:style-name="T10">operator,</text:span></text:span><text:span text:style-name="Source_20_Text"><text:span text:style-name="T5"> who operates the ATM and </text:span></text:span><text:span text:style-name="Source_20_Text"><text:span text:style-name="T10">refills</text:span></text:span><text:span text:style-name="Source_20_Text"><text:span text:style-name="T5"> it with cash and receipts. The ATM will serve one customer </text:span></text:span><text:span text:style-name="Source_20_Text"><text:span text:style-name="T10">at a time</text:span></text:span><text:span text:style-name="Source_20_Text"><text:span text:style-name="T5"> and </text:span></text:span><text:span text:style-name="Source_20_Text"><text:span text:style-name="T10">should not shut down</text:span></text:span><text:span text:style-name="Source_20_Text"><text:span text:style-name="T5"> while serving. To begin a transaction in the ATM, the user should </text:span></text:span><text:span text:style-name="Source_20_Text"><text:span text:style-name="T10">insert</text:span></text:span><text:span text:style-name="Source_20_Text"><text:span text:style-name="T5"> their ATM card, which will contain their account information. Then, the user should enter their Personal Identification Number (</text:span></text:span><text:span text:style-name="Source_20_Text"><text:span text:style-name="T10">PIN</text:span></text:span><text:span text:style-name="Source_20_Text"><text:span text:style-name="T5">) for authentication. The ATM will </text:span></text:span><text:span text:style-name="Source_20_Text"><text:span text:style-name="T10">send</text:span></text:span><text:span text:style-name="Source_20_Text"><text:span text:style-name="T5"> the user’s information to the bank for </text:span></text:span><text:span text:style-name="Source_20_Text"><text:span text:style-name="T10">authentication;</text:span></text:span><text:span text:style-name="Source_20_Text"><text:span text:style-name="T5"> without authentication, the user cannot perform any transaction/service.</text:span></text:span></text:p>
          <text:p text:style-name="P6"><text:span text:style-name="Source_20_Text"><text:span text:style-name="T5"><text:s text:c="8"/>The user’s ATM card will be </text:span></text:span><text:span text:style-name="Source_20_Text"><text:span text:style-name="T10">kept</text:span></text:span><text:span text:style-name="Source_20_Text"><text:span text:style-name="T5"> in the ATM until the user ends a session. For example, the user can end a session at any time by pressing the </text:span></text:span><text:span text:style-name="Source_20_Text"><text:span text:style-name="T10">cancel</text:span></text:span><text:span text:style-name="Source_20_Text"><text:span text:style-name="T5"> button, and the ATM Card will be ejected. The ATM will maintain an </text:span></text:span><text:span text:style-name="Source_20_Text"><text:span text:style-name="T10">internal log</text:span></text:span><text:span text:style-name="Source_20_Text"><text:span text:style-name="T5"> of transactions that contains information about hardware failures; this log will be used by the ATM operator to resolve any issues.</text:span></text:span></text:p>
        </text:list-item>
      </text:list>
      <text:p text:style-name="P2"><text:span text:style-name="Source_20_Text"><text:span text:style-name="T1"/></text:span></text:p>
      <text:p text:style-name="P2"><text:span text:style-name="Source_20_Text"><text:span text:style-name="T8">Requirements:</text:span></text:span></text:p>
      <text:list xml:id="list2969302789053579939" text:style-name="L2">
        <text:list-item>
          <text:p text:style-name="P8"><text:span text:style-name="Source_20_Text"><text:span text:style-name="T13">Balance inquiry:</text:span></text:span><text:span text:style-name="Source_20_Text"><text:span text:style-name="T6"> To see the amount of funds in each account.</text:span></text:span></text:p>
        </text:list-item>
        <text:list-item>
          <text:p text:style-name="P8"><text:span text:style-name="Source_20_Text"><text:span text:style-name="T13">Deposit cash:</text:span></text:span><text:span text:style-name="Source_20_Text"><text:span text:style-name="T6"> To deposit cash.</text:span></text:span></text:p>
        </text:list-item>
        <text:list-item>
          <text:p text:style-name="P8"><text:span text:style-name="Source_20_Text"><text:span text:style-name="T13">Deposit check:</text:span></text:span><text:span text:style-name="Source_20_Text"><text:span text:style-name="T6"> To deposit checks.</text:span></text:span></text:p>
        </text:list-item>
        <text:list-item>
          <text:p text:style-name="P8"><text:span text:style-name="Source_20_Text"><text:span text:style-name="T13">Withdraw cash:</text:span></text:span><text:span text:style-name="Source_20_Text"><text:span text:style-name="T6"> To withdraw money from their checking account.</text:span></text:span></text:p>
        </text:list-item>
        <text:list-item>
          <text:p text:style-name="P8"><text:span text:style-name="Source_20_Text"><text:span text:style-name="T13">Transfer funds:</text:span></text:span><text:span text:style-name="Source_20_Text"><text:span text:style-name="T6"> To transfer funds to another account.</text:span></text:span></text:p>
        </text:list-item>
      </text:list>
      <text:p text:style-name="P3"><text:span text:style-name="Source_20_Text"><text:span text:style-name="T2"/></text:span></text:p>
      <text:p text:style-name="P3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Heading_20_2" style:display-name="Heading 2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9-14T02:04:26.237500771</dc:date>
    <meta:editing-duration>P25DT1H19M11S</meta:editing-duration>
    <meta:editing-cycles>1745</meta:editing-cycles>
    <meta:document-statistic meta:table-count="0" meta:image-count="0" meta:object-count="0" meta:page-count="1" meta:paragraph-count="18" meta:word-count="363" meta:character-count="2147" meta:non-whitespace-character-count="1802"/>
  </office:meta>
</office:document-meta>
</file>